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9df36"/>
    </style:style>
    <style:style style:name="T1" style:family="text">
      <style:text-properties officeooo:rsid="0019df36"/>
    </style:style>
    <style:style style:name="T2" style:family="text">
      <style:text-properties officeooo:rsid="001a39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1e11"/>
    </style:style>
    <style:style style:name="T5" style:family="text">
      <style:text-properties fo:font-weight="normal" officeooo:rsid="001c1e1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3">Project</text:span> Title <text:span text:style-name="T1">Sidewalk Voices</text:span></text:p>
      <text:p text:style-name="Standard"><text:span text:style-name="T3">Applicant</text:span> <text:span text:style-name="T1">Futel</text:span></text:p>
      <text:p text:style-name="Standard"><text:span text:style-name="T3">Primary Contact</text:span> <text:span text:style-name="T1">Karl Anderson</text:span></text:p>
      <text:p text:style-name="Standard"><text:span text:style-name="T3">Phone</text:span> <text:span text:style-name="T1">503 841 9766</text:span></text:p>
      <text:p text:style-name="Standard"><text:span text:style-name="T3">Email</text:span> <text:span text:style-name="T1">operator@futel.net</text:span></text:p>
      <text:p text:style-name="Standard"><text:span text:style-name="T3">Mailing Address </text:span><text:span text:style-name="T1">POB 15153</text:span></text:p>
      <text:p text:style-name="P2"><text:span text:style-name="T3">City/State/Zip</text:span> <text:span text:style-name="T1">PORTLAND, OR 97293</text:span></text:p>
      <text:p text:style-name="Standard"><text:span text:style-name="T3">Fiscal Sponsor (if applicable) Name</text:span> <text:span text:style-name="T1">PDX Hackerspace</text:span></text:p>
      <text:p text:style-name="Standard"><text:span text:style-name="T3">Fiscal Sponsor or Non-profit 501(c)(3) Tax ID #</text:span> <text:span text:style-name="T1">83-1684562</text:span></text:p>
      <text:p text:style-name="Standard"><text:span text:style-name="T3">Fiscal Sponsor Mailing Address</text:span> 7600 N INTERSTATE AVE STE 857</text:p>
      <text:p text:style-name="Standard"><text:span text:style-name="T3">City/State/Zip</text:span> PORTLAND, OR 97217</text:p>
      <text:p text:style-name="Standard"><text:span text:style-name="T3">Phone </text:span>(503) 560-3551</text:p>
      <text:p text:style-name="Standard"><text:span text:style-name="T3">Email </text:span>jon@pdxhackerspace.org</text:p>
      <text:p text:style-name="P1">Partner organization(s) (if applicable): <text:span text:style-name="T5">Microcosm Publishing</text:span></text:p>
      <text:p text:style-name="Standard"><text:span text:style-name="T3">Requested Funding Amount:</text:span> <text:span text:style-name="T2">$1975</text:span></text:p>
      <text:p text:style-name="Standard"><text:span text:style-name="T3">Have you received a small grant from the Northeast Coalition of Neighborhoods before?</text:span> No</text:p>
      <text:p text:style-name="Standard"><text:span text:style-name="T3">How did you find out about this grant opportunity? </text:span><text:span text:style-name="T2">Talking about project funding </text:span><text:span text:style-name="T4">opportunities</text:span><text:span text:style-name="T2"> with workers at Sisters of the Road and Social Justice Action Center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21:45:07.784775030</meta:creation-date>
    <dc:date>2022-01-18T21:59:28.940542314</dc:date>
    <meta:editing-duration>PT14M2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09" meta:character-count="766" meta:non-whitespace-character-count="674"/>
  </office:meta>
</office:document-meta>
</file>